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9c355"/>
    </style:style>
    <style:style style:name="T3" style:family="text">
      <style:text-properties officeooo:rsid="001c3a49"/>
    </style:style>
    <style:style style:name="T4" style:family="text">
      <style:text-properties officeooo:rsid="001e5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2">9de9</text:span></text:p>
      <text:p text:style-name="P1"/>
      <text:h text:style-name="P3" text:outline-level="1">Essential Git – All You Need to Know to Use Git Effectively</text:h>
      <text:p text:style-name="P1"><text:a xlink:type="simple" xlink:href="https://coderprog.com/essential-git-effectively/" text:style-name="Internet_20_link" text:visited-style-name="Visited_20_Internet_20_Link">HTTPS://CODERPROG.COM/ESSENTIAL-GIT-EFFECTIVELY/</text:a><text:span text:style-name="T4">2de2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2T14:11:25.919255438</dc:date>
    <meta:editing-duration>PT20M1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82" meta:non-whitespace-character-count="353"/>
  </office:meta>
</office:document-meta>
</file>